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25mm" fo:margin-left="35.61mm" table:align="left" style:writing-mode="lr-tb"/>
    </style:style>
    <style:style style:name="Table1.A" style:family="table-column">
      <style:table-column-properties style:column-width="88.64mm"/>
    </style:style>
    <style:style style:name="Table1.B" style:family="table-column">
      <style:table-column-properties style:column-width="10.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42.33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2" style:family="table-row">
      <style:table-row-properties style:row-height="3.97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5pt solid #000001" fo:border-bottom="none"/>
    </style:style>
    <style:style style:name="Table2" style:family="table">
      <style:table-properties style:width="161.9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93mm" style:rel-column-width="4608*"/>
    </style:style>
    <style:style style:name="Table2.B" style:family="table-column">
      <style:table-column-properties style:column-width="81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3.81mm" fo:margin-bottom="0mm" fo:line-height="117%">
        <style:tab-stops>
          <style:tab-stop style:position="121.46mm" style:type="right"/>
          <style:tab-stop style:position="157.92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3.81mm" fo:margin-bottom="0mm" fo:line-height="86%" fo:text-align="center" style:justify-single-word="false"/>
    </style:style>
    <style:style style:name="P3" style:family="paragraph" style:parent-style-name="Standard">
      <style:paragraph-properties fo:margin-top="0mm" fo:margin-bottom="7.27mm" fo:line-height="0.35mm"/>
    </style:style>
    <style:style style:name="P4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5" style:family="paragraph" style:parent-style-name="Standard">
      <style:paragraph-properties fo:margin-left="6.35mm" fo:margin-right="0mm" fo:margin-top="8.89mm" fo:margin-bottom="0mm" fo:line-height="112%" fo:text-indent="0mm" style:auto-text-indent="false">
        <style:tab-stops>
          <style:tab-stop style:position="59.5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6.35mm" fo:margin-right="0mm" fo:margin-top="40.01mm" fo:margin-bottom="0mm" fo:text-indent="0mm" style:auto-text-indent="false">
        <style:tab-stops>
          <style:tab-stop style:position="48.58mm" style:leader-style="dotted" style:leader-text="."/>
          <style:tab-stop style:position="111.81mm" style:leader-style="dotted" style:leader-text="."/>
          <style:tab-stop style:position="124.9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7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21.46mm" style:type="right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.2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83.82mm" fo:margin-right="0mm" fo:margin-top="12.7mm" fo:margin-bottom="0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54.61mm" fo:margin-right="0mm" fo:margin-top="12.07mm" fo:margin-bottom="5.08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3.81mm" fo:margin-right="0mm" fo:text-indent="0mm" style:auto-text-indent="false">
        <style:tab-stops>
          <style:tab-stop style:position="53.66mm" style:leader-style="dotted" style:leader-text="."/>
          <style:tab-stop style:position="97mm" style:leader-style="dotted" style:leader-text="."/>
          <style:tab-stop style:position="108.27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05%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8pt" fo:letter-spacing="0.14mm" style:font-size-asian="8pt"/>
    </style:style>
    <style:style style:name="P14" style:family="paragraph" style:parent-style-name="Standard">
      <style:text-properties fo:color="#000000" style:font-name="Times New Roman" fo:font-size="10pt" fo:letter-spacing="0.25mm" style:font-size-asian="10pt"/>
    </style:style>
    <style:style style:name="P15" style:family="paragraph" style:parent-style-name="Standard">
      <style:text-properties fo:color="#000000" style:font-name="Times New Roman" fo:font-size="10pt" fo:letter-spacing="0.23mm" style:font-size-asian="10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18" style:family="paragraph" style:parent-style-name="Standard">
      <style:paragraph-properties fo:margin-top="1.27mm" fo:margin-bottom="0mm"/>
      <style:text-properties fo:color="#000000" style:font-name="Times New Roman" fo:font-size="8pt" fo:letter-spacing="0.16mm" style:font-size-asian="8pt"/>
    </style:style>
    <style:style style:name="P19" style:family="paragraph" style:parent-style-name="Standard">
      <style:paragraph-properties fo:margin-top="1.27mm" fo:margin-bottom="0mm" fo:text-align="center" style:justify-single-word="false"/>
    </style:style>
    <style:style style:name="P20" style:family="paragraph" style:parent-style-name="Standard">
      <style:paragraph-properties fo:margin-top="7.62mm" fo:margin-bottom="0mm"/>
      <style:text-properties fo:color="#000000" style:font-name="Times New Roman" fo:font-size="10pt" fo:letter-spacing="0.18mm" style:font-size-asian="10pt"/>
    </style:style>
    <style:style style:name="P21" style:family="paragraph" style:parent-style-name="Standard">
      <style:paragraph-properties fo:margin-top="1.91mm" fo:margin-bottom="0mm" fo:line-height="120%"/>
      <style:text-properties fo:color="#000000" style:font-name="Times New Roman" fo:font-size="10pt" fo:letter-spacing="0.21mm" style:font-size-asian="10pt"/>
    </style:style>
    <style:style style:name="P22" style:family="paragraph" style:parent-style-name="Standard">
      <style:paragraph-properties fo:margin-left="2.54mm" fo:margin-right="0mm" fo:line-height="85%" fo:text-indent="0mm" style:auto-text-indent="false"/>
      <style:text-properties fo:color="#000000" style:font-name="Times New Roman" fo:font-size="8pt" fo:letter-spacing="0.19mm" style:font-size-asian="8pt"/>
    </style:style>
    <style:style style:name="P23" style:family="paragraph" style:parent-style-name="Standard">
      <style:paragraph-properties fo:margin-top="0mm" fo:margin-bottom="3.81mm"/>
      <style:text-properties fo:color="#000000" style:font-name="Times New Roman" fo:font-size="8pt" fo:letter-spacing="0.11mm" style:font-size-asian="8pt"/>
    </style:style>
    <style:style style:name="P2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5" style:family="paragraph" style:parent-style-name="Standard" style:master-page-name="Standard">
      <style:paragraph-properties fo:line-height="0%" style:page-number="auto"/>
    </style:style>
    <style:style style:name="P36" style:family="paragraph" style:parent-style-name="Standard">
      <style:paragraph-properties fo:break-before="auto" fo:break-after="auto"/>
    </style:style>
    <style:style style:name="P3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4mm" style:font-size-asian="10pt"/>
    </style:style>
    <style:style style:name="T4" style:family="text">
      <style:text-properties fo:color="#000000" style:font-name="Times New Roman" fo:font-size="10pt" fo:letter-spacing="0.12mm" style:font-size-asian="10pt"/>
    </style:style>
    <style:style style:name="T5" style:family="text">
      <style:text-properties fo:color="#000000" style:font-name="Times New Roman" fo:font-size="10pt" style:font-size-asian="10pt"/>
    </style:style>
    <style:style style:name="T6" style:family="text">
      <style:text-properties fo:color="#000000" style:font-name="Times New Roman" fo:font-size="10pt" fo:letter-spacing="0.09mm" style:font-size-asian="10pt"/>
    </style:style>
    <style:style style:name="T7" style:family="text">
      <style:text-properties fo:color="#000000" style:font-name="Times New Roman" fo:font-size="10pt" fo:letter-spacing="0.11mm" style:font-size-asian="10pt"/>
    </style:style>
    <style:style style:name="T8" style:family="text">
      <style:text-properties fo:color="#000000" style:font-name="Times New Roman" fo:font-size="10pt" fo:letter-spacing="0.21mm" style:font-size-asian="10pt"/>
    </style:style>
    <style:style style:name="T9" style:family="text">
      <style:text-properties fo:color="#000000" style:font-name="Times New Roman" fo:font-size="14pt" fo:letter-spacing="0.18mm" fo:font-weight="bold" style:font-size-asian="14pt" style:font-weight-asian="bold"/>
    </style:style>
    <style:style style:name="T10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1" style:family="text">
      <style:text-properties fo:color="#000000" style:font-name="Times New Roman" fo:font-size="14pt" fo:letter-spacing="0.14mm" fo:font-weight="bold" style:font-size-asian="14pt" style:font-weight-asian="bold"/>
    </style:style>
    <style:style style:name="T12" style:family="text">
      <style:text-properties fo:color="#000000" style:font-name="Times New Roman" fo:font-size="8pt" fo:letter-spacing="0.07mm" style:font-size-asian="8pt"/>
    </style:style>
    <style:style style:name="T13" style:family="text">
      <style:text-properties fo:color="#000000" style:font-name="Times New Roman" fo:font-size="8pt" fo:letter-spacing="0.18mm" style:font-size-asian="8pt"/>
    </style:style>
    <style:style style:name="T14" style:family="text">
      <style:text-properties fo:color="#000000" style:font-name="Times New Roman" fo:font-size="8pt" style:font-size-asian="8pt"/>
    </style:style>
    <style:style style:name="T15" style:family="text">
      <style:text-properties fo:color="#000000" style:text-position="super 58%" style:font-name="Times New Roman" fo:font-size="10pt" fo:letter-spacing="0.14mm" style:font-size-asian="10pt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pt" fo:letter-spacing="0.11mm" fo:language="en" fo:country="US" style:text-underline-style="solid" style:text-underline-width="auto" style:text-underline-color="font-color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<text:span text:style-name="T1">THE COMPANIES ACT <text:line-break/></text:span><text:span text:style-name="T2">(CHAPTER 50) <text:line-break/></text:span><text:span text:style-name="T3">Section 179 (7)</text:span></text:p>
            <text:p text:style-name="P2"><text:span text:style-name="T9">COPY OF MINUTE BY <text:line-break/></text:span><text:span text:style-name="T10">REPRESENTATIVE OF HOLDING <text:line-break/></text:span><text:span text:style-name="T11">COMPANY RELATING TO <text:line-break/></text:span><text:span text:style-name="T10">PROCEEDINGS OF SUBSIDIARY <text:line-break/></text:span><text:span text:style-name="T11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/text:p>
            <text:p text:style-name="P17">5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lio No</text:p>
          </table:table-cell>
        </table:table-row>
      </table:table>
      <text:p text:style-name="P3"/>
      <text:p text:style-name="P14">Name of Company: <text:span text:style-name="T25"><text:placeholder text:placeholder-type="text">&lt;o.name&gt;</text:placeholder></text:span></text:p>
      <text:p text:style-name="P20">Company No: <text:span text:style-name="T25"><text:placeholder text:placeholder-type="text">&lt;o.uen&gt;</text:placeholder></text:span></text:p>
      <text:p text:style-name="P4"><text:span text:style-name="T4">The Registrar of Companies &amp; Businesses </text:span><text:span text:style-name="T5">Singapore</text:span></text:p>
      <text:p text:style-name="P5"><text:span text:style-name="T5">On<text:tab/><text:tab/></text:span><text:span text:style-name="T6">, the minute of the abovenamed company set out *below/</text:span></text:p>
      <text:p text:style-name="P1"><text:span text:style-name="T5"><text:tab/></text:span><text:span text:style-name="T7">in *Annexure "A" and signed by me for purposes of identification was signed by <text:tab/></text:span></text:p>
      <text:p text:style-name="P7"><text:span text:style-name="T5"><text:tab/></text:span><text:span text:style-name="T7"> , the representative of<text:tab/></text:span></text:p>
      <text:p text:style-name="P8"><text:span text:style-name="T5"><text:tab/></text:span><text:span text:style-name="T7">the holding company</text:span></text:p>
      <text:p text:style-name="P15">authorised pursuant to section 179 (3) of the Companies Act.</text:p>
      <text:p text:style-name="P21">*(Set out minute here if a copy thereof is not annexed)</text:p>
      <text:p text:style-name="P6">Dated this<text:tab/>day of<text:tab/><text:tab/></text:p>
      <text:p text:style-name="P9"><text:span text:style-name="T5"><text:tab/></text:span><text:span text:style-name="T8">Signature: <text:tab/></text:span></text:p>
      <text:p text:style-name="P10"><text:span text:style-name="T5"><text:tab/></text:span><text:span text:style-name="T3">Name of *Director/Secretary</text:span><text:span text:style-name="T15">. </text:span><text:span text:style-name="T20"><text:placeholder text:placeholder-type="text">&lt;get_director1(o.id)['name']&gt;</text:placeholder></text:span></text:p>
      <text:p text:style-name="P18">t Insert name of subsidiary company.<text:bookmark text:name="_GoBack"/></text:p>
      <text:p text:style-name="P22">The annexure is to be endorsed as follows:—</text:p>
      <text:p text:style-name="P11"><text:span text:style-name="T12">"This is the annexure marked "A" referred to in the Form relating to the copy of minute by representative of holding company </text:span><text:span text:style-name="T13">signed by me on the <text:tab/></text:span><text:span text:style-name="T14">day of<text:tab/><text:tab/></text:span></text:p>
      <text:p text:style-name="P23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<text:span text:style-name="T21">Lodged in the office of the Registrar of Companies &amp; </text:span><text:span text:style-name="T22">Businesses by</text:span></text:p>
            <text:p text:style-name="P28">Name:</text:p>
            <text:p text:style-name="P30">Address:</text:p>
            <text:p text:style-name="P31"><text:span text:style-name="T24">A/c No:<text:tab/></text:span><text:span text:style-name="T23">Tel No:</text:span></text:p>
            <text:p text:style-name="P24">Fax No: </text:p>
          </table:table-cell>
          <table:table-cell table:style-name="Table2.B1" office:value-type="string">
            <text:p text:style-name="P25">For Official Use</text:p>
            <text:p text:style-name="P27">________________________________________</text:p>
            <text:p text:style-name="P32">Date of Registration:</text:p>
            <text:p text:style-name="P33">Receipt No:</text:p>
            <text:p text:style-name="P29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67mm" fo:margin-bottom="8.68mm" fo:margin-left="24.82mm" fo:margin-right="23.48mm" style:writing-mode="lr-tb" style:layout-grid-color="#c0c0c0" style:layout-grid-lines="278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2</meta:editing-cycles>
    <meta:creation-date>2015-12-16T08:31:00</meta:creation-date>
    <dc:date>2016-01-13T13:48:06</dc:date>
    <meta:editing-duration>PT1M49S</meta:editing-duration>
    <meta:generator>LibreOffice/3.5$Linux_X86_64 LibreOffice_project/350m1$Build-2</meta:generator>
    <meta:document-statistic meta:table-count="2" meta:image-count="0" meta:object-count="0" meta:page-count="1" meta:paragraph-count="31" meta:word-count="180" meta:character-count="1109" meta:non-whitespace-character-count="9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